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30601"/>
    </style:style>
    <style:style style:name="P5" style:family="paragraph" style:parent-style-name="Exalted">
      <style:text-properties officeooo:paragraph-rsid="001d23d3"/>
    </style:style>
    <style:style style:name="P6" style:family="paragraph" style:parent-style-name="Exalted">
      <style:text-properties fo:font-weight="bold" officeooo:rsid="00528a0b" officeooo:paragraph-rsid="00528a0b" style:font-weight-asian="bold" style:font-weight-complex="bold"/>
    </style:style>
    <style:style style:name="P7" style:family="paragraph" style:parent-style-name="Exalted">
      <style:text-properties fo:font-weight="bold" officeooo:rsid="00883362" officeooo:paragraph-rsid="00883362" style:font-weight-asian="bold" style:font-weight-complex="bold"/>
    </style:style>
    <style:style style:name="P8" style:family="paragraph" style:parent-style-name="Exalted">
      <style:text-properties officeooo:rsid="0054ea77" officeooo:paragraph-rsid="0054ea77"/>
    </style:style>
    <style:style style:name="P9" style:family="paragraph" style:parent-style-name="Exalted">
      <style:text-properties officeooo:paragraph-rsid="0054ea77"/>
    </style:style>
    <style:style style:name="P10" style:family="paragraph" style:parent-style-name="Exalted">
      <style:text-properties fo:font-weight="normal" officeooo:rsid="00528a0b" officeooo:paragraph-rsid="00528a0b" style:font-weight-asian="normal" style:font-weight-complex="normal"/>
    </style:style>
    <style:style style:name="P11" style:family="paragraph" style:parent-style-name="Exalted">
      <style:text-properties fo:font-weight="normal" officeooo:rsid="00883362" officeooo:paragraph-rsid="00883362" style:font-weight-asian="normal" style:font-weight-complex="normal"/>
    </style:style>
    <style:style style:name="P12" style:family="paragraph" style:parent-style-name="Exalted">
      <style:text-properties officeooo:paragraph-rsid="00122021"/>
    </style:style>
    <style:style style:name="P13" style:family="paragraph" style:parent-style-name="Exalted">
      <style:text-properties officeooo:paragraph-rsid="005fbaa3"/>
    </style:style>
    <style:style style:name="P14" style:family="paragraph" style:parent-style-name="Exalted">
      <style:text-properties officeooo:paragraph-rsid="006116c5"/>
    </style:style>
    <style:style style:name="P15" style:family="paragraph" style:parent-style-name="Exalted">
      <style:text-properties style:use-window-font-color="true" loext:opacity="0%" style:font-name="Times New Roman" fo:font-size="10pt" fo:language="en" fo:country="none" officeooo:rsid="00618e92" officeooo:paragraph-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6" style:family="paragraph" style:parent-style-name="Exalted">
      <style:text-properties style:use-window-font-color="true" loext:opacity="0%" style:font-name="Times New Roman" fo:font-size="10pt" fo:language="en" fo:country="none" officeooo:rsid="0070fa70" officeooo:paragraph-rsid="006f0f4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7" style:family="paragraph" style:parent-style-name="Exalted">
      <style:text-properties officeooo:paragraph-rsid="0067e937"/>
    </style:style>
    <style:style style:name="P18" style:family="paragraph" style:parent-style-name="Exalted">
      <style:text-properties officeooo:paragraph-rsid="007903c6"/>
    </style:style>
    <style:style style:name="P19" style:family="paragraph" style:parent-style-name="Exalted">
      <style:text-properties officeooo:rsid="007903c6" officeooo:paragraph-rsid="007903c6"/>
    </style:style>
    <style:style style:name="P20" style:family="paragraph" style:parent-style-name="Exalted">
      <style:text-properties officeooo:rsid="007903c6" officeooo:paragraph-rsid="007bd215"/>
    </style:style>
    <style:style style:name="P21" style:family="paragraph" style:parent-style-name="Exalted">
      <style:text-properties officeooo:paragraph-rsid="007bd215"/>
    </style:style>
    <style:style style:name="P22" style:family="paragraph" style:parent-style-name="Exalted">
      <style:text-properties officeooo:paragraph-rsid="007fb53c"/>
    </style:style>
    <style:style style:name="P23" style:family="paragraph" style:parent-style-name="Exalted">
      <style:text-properties officeooo:paragraph-rsid="0080acb5"/>
    </style:style>
    <style:style style:name="P24" style:family="paragraph" style:parent-style-name="Exalted">
      <style:text-properties officeooo:rsid="003b1229" officeooo:paragraph-rsid="0090f9a1"/>
    </style:style>
    <style:style style:name="P25" style:family="paragraph" style:parent-style-name="Exalted">
      <style:text-properties officeooo:paragraph-rsid="0090f9a1"/>
    </style:style>
    <style:style style:name="P26" style:family="paragraph" style:parent-style-name="Exalted">
      <style:text-properties officeooo:paragraph-rsid="00968036"/>
    </style:style>
    <style:style style:name="P27" style:family="paragraph" style:parent-style-name="Heading_20_2">
      <style:paragraph-properties fo:break-before="column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30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4ea77" style:font-name-asian="Sorts Mill Goudy1" style:font-name-complex="Sorts Mill Goudy1"/>
    </style:style>
    <style:style style:name="P31" style:family="paragraph" style:parent-style-name="Heading_20_3">
      <style:paragraph-properties fo:margin-top="0in" fo:margin-bottom="0in" style:contextual-spacing="false" fo:line-height="100%"/>
      <style:text-properties style:font-name="Sorts Mill Goudy" officeooo:paragraph-rsid="005fbaa3" style:font-name-asian="Sorts Mill Goudy1" style:font-name-complex="Sorts Mill Goudy1"/>
    </style:style>
    <style:style style:name="P32" style:family="paragraph" style:parent-style-name="Heading_20_3">
      <style:paragraph-properties fo:margin-top="0in" fo:margin-bottom="0in" style:contextual-spacing="false" fo:line-height="100%"/>
      <style:text-properties officeooo:paragraph-rsid="006116c5"/>
    </style:style>
    <style:style style:name="P33" style:family="paragraph" style:parent-style-name="Heading_20_3">
      <style:paragraph-properties fo:margin-top="0in" fo:margin-bottom="0in" style:contextual-spacing="false" fo:line-height="100%"/>
      <style:text-properties style:use-window-font-color="true" loext:opacity="0%" style:font-name="Times New Roman" fo:font-size="10pt" fo:language="en" fo:country="none" officeooo:rsid="0076c8ae" officeooo:paragraph-rsid="0069a2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4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35" style:family="paragraph" style:parent-style-name="Heading_20_3">
      <style:text-properties officeooo:rsid="00528a0b" officeooo:paragraph-rsid="00528a0b"/>
    </style:style>
    <style:style style:name="P36" style:family="paragraph" style:parent-style-name="Heading_20_3">
      <style:text-properties fo:color="#3d85c6" loext:opacity="100%" style:font-name="Goudy" fo:font-size="12pt" fo:language="en" fo:country="none" officeooo:rsid="007903c6" officeooo:paragraph-rsid="007903c6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7" style:family="paragraph" style:parent-style-name="Heading_20_3">
      <style:text-properties fo:color="#3d85c6" loext:opacity="100%" style:font-name="Goudy" fo:font-size="12pt" fo:language="en" fo:country="none" officeooo:rsid="007bd215" officeooo:paragraph-rsid="007bd215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8" style:family="paragraph" style:parent-style-name="Heading_20_3">
      <style:text-properties fo:color="#3d85c6" loext:opacity="100%" style:font-name="Goudy" fo:font-size="12pt" fo:language="en" fo:country="none" officeooo:rsid="007fb53c" officeooo:paragraph-rsid="007fb53c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P39" style:family="paragraph" style:parent-style-name="Heading_20_3">
      <style:text-properties officeooo:rsid="00883362" officeooo:paragraph-rsid="00883362"/>
    </style:style>
    <style:style style:name="P40" style:family="paragraph" style:parent-style-name="Heading_20_3">
      <style:text-properties officeooo:paragraph-rsid="0090f9a1"/>
    </style:style>
    <style:style style:name="P41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P42" style:family="paragraph" style:parent-style-name="Heading_20_10">
      <style:paragraph-properties fo:break-before="column"/>
    </style:style>
    <style:style style:name="P43" style:family="paragraph" style:parent-style-name="Heading_20_10">
      <style:paragraph-properties fo:break-before="column"/>
      <style:text-properties fo:font-weight="normal" style:font-weight-asian="normal" style:font-weight-complex="normal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rsid="00528a0b" officeooo:paragraph-rsid="00528a0b"/>
    </style:style>
    <style:style style:name="P46" style:family="paragraph" style:parent-style-name="Heading_20_2">
      <style:paragraph-properties fo:break-before="page"/>
      <style:text-properties officeooo:rsid="00988308" officeooo:paragraph-rsid="0098830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officeooo:rsid="0005e7c5"/>
    </style:style>
    <style:style style:name="T4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50502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54ea7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11421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officeooo:rsid="00618e9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3" style:family="text">
      <style:text-properties style:use-window-font-color="true" loext:opacity="0%" style:font-name="Times New Roman" fo:font-size="10pt" fo:language="en" fo:country="none" officeooo:rsid="006452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4" style:family="text">
      <style:text-properties style:use-window-font-color="true" loext:opacity="0%" style:font-name="Times New Roman" fo:font-size="10pt" fo:language="en" fo:country="none" officeooo:rsid="0067e93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5" style:family="text">
      <style:text-properties style:use-window-font-color="true" loext:opacity="0%" style:font-name="Times New Roman" fo:font-size="10pt" fo:language="en" fo:country="none" officeooo:rsid="007da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6" style:family="text">
      <style:text-properties style:use-window-font-color="true" loext:opacity="0%" style:font-name="Times New Roman" fo:font-size="10pt" fo:language="en" fo:country="none" officeooo:rsid="007dfc4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7" style:family="text">
      <style:text-properties style:use-window-font-color="true" loext:opacity="0%" style:font-name="Times New Roman" fo:font-size="10pt" fo:language="en" fo:country="none" officeooo:rsid="0080acb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8" style:family="text">
      <style:text-properties style:use-window-font-color="true" loext:opacity="0%" style:font-name="Times New Roman" fo:font-size="10pt" fo:language="en" fo:country="none" officeooo:rsid="0084380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9" style:family="text">
      <style:text-properties style:use-window-font-color="true" loext:opacity="0%" style:font-name="Times New Roman" fo:font-size="10pt" fo:language="en" fo:country="none" officeooo:rsid="008f3d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0" style:family="text">
      <style:text-properties style:use-window-font-color="true" loext:opacity="0%" style:font-name="Times New Roman" fo:font-size="10pt" fo:language="en" fo:country="none" officeooo:rsid="009490b2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1" style:family="text">
      <style:text-properties style:use-window-font-color="true" loext:opacity="0%" style:font-name="Times New Roman" fo:font-size="10pt" fo:language="en" fo:country="none" officeooo:rsid="00966fb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2" style:family="text">
      <style:text-properties style:use-window-font-color="true" loext:opacity="0%" style:font-name="Times New Roman" fo:font-size="10pt" fo:language="en" fo:country="none" officeooo:rsid="0096803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" fo:font-size="10pt" fo:language="en" fo:country="none" officeooo:rsid="009719d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4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5" style:family="text">
      <style:text-properties style:use-window-font-color="true" loext:opacity="0%" style:font-name="Times New Roman" fo:font-size="10pt" fo:language="en" fo:country="none" fo:font-weight="normal" officeooo:rsid="007fb53c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6" style:family="text">
      <style:text-properties officeooo:rsid="000a081d"/>
    </style:style>
    <style:style style:name="T37" style:family="text">
      <style:text-properties officeooo:rsid="000b92e8"/>
    </style:style>
    <style:style style:name="T38" style:family="text">
      <style:text-properties officeooo:rsid="000c6e11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c6e11" style:font-weight-asian="normal" style:font-weight-complex="normal"/>
    </style:style>
    <style:style style:name="T41" style:family="text">
      <style:text-properties fo:font-weight="normal" officeooo:rsid="005e0599" style:font-weight-asian="normal" style:font-weight-complex="normal"/>
    </style:style>
    <style:style style:name="T42" style:family="text">
      <style:text-properties fo:font-weight="normal" officeooo:rsid="006116c5" style:font-weight-asian="normal" style:font-weight-complex="normal"/>
    </style:style>
    <style:style style:name="T43" style:family="text">
      <style:text-properties fo:font-weight="normal" officeooo:rsid="00618e92" style:font-weight-asian="normal" style:font-weight-complex="normal"/>
    </style:style>
    <style:style style:name="T44" style:family="text">
      <style:text-properties fo:font-weight="normal" officeooo:rsid="00678d5b" style:font-weight-asian="normal" style:font-weight-complex="normal"/>
    </style:style>
    <style:style style:name="T45" style:family="text">
      <style:text-properties fo:font-weight="normal" officeooo:rsid="008a19e3" style:font-weight-asian="normal" style:font-weight-complex="normal"/>
    </style:style>
    <style:style style:name="T46" style:family="text">
      <style:text-properties fo:font-weight="normal" officeooo:rsid="003b1229" style:font-weight-asian="normal" style:font-weight-complex="normal"/>
    </style:style>
    <style:style style:name="T47" style:family="text">
      <style:text-properties fo:font-weight="normal" officeooo:rsid="00396b05" style:font-weight-asian="normal" style:font-weight-complex="normal"/>
    </style:style>
    <style:style style:name="T48" style:family="text">
      <style:text-properties officeooo:rsid="00122021"/>
    </style:style>
    <style:style style:name="T49" style:family="text">
      <style:text-properties officeooo:rsid="002f4bd6"/>
    </style:style>
    <style:style style:name="T50" style:family="text">
      <style:text-properties officeooo:rsid="003287ec"/>
    </style:style>
    <style:style style:name="T51" style:family="text">
      <style:text-properties officeooo:rsid="003d3ac5"/>
    </style:style>
    <style:style style:name="T52" style:family="text">
      <style:text-properties officeooo:rsid="003f08c1"/>
    </style:style>
    <style:style style:name="T53" style:family="text">
      <style:text-properties officeooo:rsid="003f35bc"/>
    </style:style>
    <style:style style:name="T54" style:family="text">
      <style:text-properties officeooo:rsid="00528a0b"/>
    </style:style>
    <style:style style:name="T55" style:family="text">
      <style:text-properties officeooo:rsid="0054583d"/>
    </style:style>
    <style:style style:name="T56" style:family="text">
      <style:text-properties officeooo:rsid="0054ea77"/>
    </style:style>
    <style:style style:name="T57" style:family="text">
      <style:text-properties officeooo:rsid="00586657"/>
    </style:style>
    <style:style style:name="T58" style:family="text">
      <style:text-properties officeooo:rsid="0059458d"/>
    </style:style>
    <style:style style:name="T59" style:family="text">
      <style:text-properties officeooo:rsid="005d607f"/>
    </style:style>
    <style:style style:name="T60" style:family="text">
      <style:text-properties style:font-name="Sorts Mill Goudy" style:font-name-asian="Sorts Mill Goudy1" style:font-name-complex="Sorts Mill Goudy1"/>
    </style:style>
    <style:style style:name="T61" style:family="text">
      <style:text-properties officeooo:rsid="006116c5"/>
    </style:style>
    <style:style style:name="T62" style:family="text">
      <style:text-properties fo:color="#3d85c6" loext:opacity="100%" style:font-name="Sorts Mill Goudy" fo:font-size="12pt" fo:language="en" fo:country="none" officeooo:rsid="00618e92" style:letter-kerning="false" style:font-name-asian="Sorts Mill Goudy1" style:font-size-asian="12pt" style:language-asian="zh" style:country-asian="CN" style:font-name-complex="Sorts Mill Goudy1" style:font-size-complex="12pt" style:language-complex="hi" style:country-complex="IN"/>
    </style:style>
    <style:style style:name="T63" style:family="text">
      <style:text-properties fo:color="#3d85c6" loext:opacity="100%" style:font-name="Goudy" fo:font-size="12pt" fo:language="en" fo:country="none" officeooo:rsid="00913f5a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64" style:family="text">
      <style:text-properties fo:color="#3d85c6" loext:opacity="100%" style:font-name="Goudy" fo:font-size="12pt" fo:language="en" fo:country="none" officeooo:rsid="0090f9a1" style:letter-kerning="false" style:font-name-asian="Modern Antiqua1" style:font-size-asian="12pt" style:language-asian="zh" style:country-asian="CN" style:font-name-complex="Modern Antiqua1" style:font-size-complex="12pt" style:language-complex="hi" style:country-complex="IN"/>
    </style:style>
    <style:style style:name="T65" style:family="text">
      <style:text-properties officeooo:rsid="006595d7"/>
    </style:style>
    <style:style style:name="T66" style:family="text">
      <style:text-properties officeooo:rsid="0067e937"/>
    </style:style>
    <style:style style:name="T67" style:family="text">
      <style:text-properties officeooo:rsid="007903c6"/>
    </style:style>
    <style:style style:name="T68" style:family="text">
      <style:text-properties officeooo:rsid="007bd215"/>
    </style:style>
    <style:style style:name="T69" style:family="text">
      <style:text-properties officeooo:rsid="007da857"/>
    </style:style>
    <style:style style:name="T70" style:family="text">
      <style:text-properties officeooo:rsid="007e85d3"/>
    </style:style>
    <style:style style:name="T71" style:family="text">
      <style:text-properties officeooo:rsid="007fb53c"/>
    </style:style>
    <style:style style:name="T72" style:family="text">
      <style:text-properties officeooo:rsid="008322a7"/>
    </style:style>
    <style:style style:name="T73" style:family="text">
      <style:text-properties officeooo:rsid="00883362"/>
    </style:style>
    <style:style style:name="T74" style:family="text">
      <style:text-properties officeooo:rsid="008a34f1"/>
    </style:style>
    <style:style style:name="T75" style:family="text">
      <style:text-properties officeooo:rsid="008c1238"/>
    </style:style>
    <style:style style:name="T76" style:family="text">
      <style:text-properties officeooo:rsid="008d7721"/>
    </style:style>
    <style:style style:name="T77" style:family="text">
      <style:text-properties officeooo:rsid="008e806d"/>
    </style:style>
    <style:style style:name="T78" style:family="text">
      <style:text-properties officeooo:rsid="008f3d21"/>
    </style:style>
    <style:style style:name="T79" style:family="text">
      <style:text-properties officeooo:rsid="00399e15"/>
    </style:style>
    <style:style style:name="T80" style:family="text">
      <style:text-properties officeooo:rsid="0090f9a1"/>
    </style:style>
    <style:style style:name="T81" style:family="text">
      <style:text-properties officeooo:rsid="00913f5a"/>
    </style:style>
    <style:style style:name="T82" style:family="text">
      <style:text-properties officeooo:rsid="0091e4e5"/>
    </style:style>
    <style:style style:name="T83" style:family="text">
      <style:text-properties officeooo:rsid="00931e18"/>
    </style:style>
    <style:style style:name="T84" style:family="text">
      <style:text-properties officeooo:rsid="00968036"/>
    </style:style>
    <style:style style:name="T85" style:family="text">
      <style:text-properties officeooo:rsid="00971edc"/>
    </style:style>
    <style:style style:name="T86" style:family="text">
      <style:text-properties fo:font-style="italic" style:font-style-asian="italic" style:font-style-complex="itali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27" text:outline-level="2">Global</text:h>
        <text:h text:style-name="P29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30" text:outline-level="3">Dragonfly Finds Mate</text:h>
        <text:p text:style-name="P9"><text:span text:style-name="T1">Cost: --</text:span><text:line-break/><text:span text:style-name="T1">Type: </text:span><text:span text:style-name="T19">Permanent</text:span><text:line-break/><text:span text:style-name="T1">Mins: </text:span><text:s/><text:span text:style-name="T20">(Ranged Ability)</text:span> <text:span text:style-name="T56">3</text:span></text:p>
        <text:p text:style-name="P8">The Exalt lets loose their weapon, knocking incoming projectiles out of the sky.</text:p>
        <text:p text:style-name="P9"><text:span text:style-name="T54">Against any Ranged attack, </text:span><text:span text:style-name="T55">you may d</text:span><text:span text:style-name="T54">efine DV as (Dexterity + Archery)/2. </text:span><text:span text:style-name="T56">This may be used to Defend Others who are within Medium Range.</text:span></text:p>
        <text:h text:style-name="P28" text:outline-level="2">Archery</text:h>
        <text:h text:style-name="Heading_20_3" text:outline-level="3">Flashing Vengeance Draw<text:tab/></text:h>
        <text:p text:style-name="Exalted"><text:span text:style-name="T1">Cost: </text:span><text:span text:style-name="T42">3</text:span>m, <text:span text:style-name="T3">1</text:span>i <text:line-break/><text:span text:style-name="T1">Type: </text:span>Reflexive<text:line-break/><text:span text:style-name="T1">Mins: </text:span>Archery 1</text:p>
        <text:p text:style-name="Exalted">After the Initiative Order has been decided but before the first Action, the Archer may make an immediate <text:span text:style-name="T4">Maneuver.</text:span></text:p>
        <text:h text:style-name="P39" text:outline-level="3">Aimed Shot</text:h>
        <text:p text:style-name="P7">Cost:<text:span text:style-name="T39"> </text:span><text:span text:style-name="T45">3</text:span><text:span text:style-name="T39">m<text:line-break/></text:span>Type: <text:span text:style-name="T39">Supplemental<text:line-break/></text:span>Mins:<text:span text:style-name="T39"> Archery 1</text:span></text:p>
        <text:p text:style-name="P11">The Archer holds their shot still, increasing their Accuracy by (Essence) Dice.</text:p>
        <text:h text:style-name="P29" text:outline-level="3">Forceful Arrow<text:span text:style-name="T73">s</text:span><text:tab/></text:h>
        <text:p text:style-name="Exalted"><text:span text:style-name="T1">Cost: </text:span><text:span text:style-name="T42">2</text:span>m<text:line-break/><text:span text:style-name="T1">Type: </text:span>Supplemental<text:line-break/><text:span text:style-name="T1">Mins: </text:span><text:s/>Archery 2</text:p>
        <text:p text:style-name="Exalted"><text:span text:style-name="T5">On </text:span><text:span text:style-name="T14">a successful </text:span><text:span text:style-name="T13">h</text:span><text:span text:style-name="T12">it,</text:span> the target <text:span text:style-name="T37">is</text:span> knocked back one Range Band from the Archer.</text:p>
        <text:p text:style-name="Exalted">Alternatively, the Exalt may choose to knock themselves backwards <text:span text:style-name="T36">from their target </text:span><text:span text:style-name="T61">by </text:span>one Range Band.</text:p>
        <text:h text:style-name="P32" text:outline-level="3"><text:span text:style-name="T62">Hunter’s Swift Answer</text:span><text:span text:style-name="T60"><text:tab/></text:span></text:h>
        <text:p text:style-name="P14"><text:span text:style-name="T1">Cost: </text:span><text:span text:style-name="T43">2</text:span>m<text:line-break/><text:span text:style-name="T1">Type: </text:span><text:span text:style-name="T22">Reflexive</text:span><text:line-break/><text:span text:style-name="T1">Mins: </text:span><text:s/>Archery 2</text:p>
        <text:p text:style-name="P15">After Successfully disengaging, the Archer fires a returning blow on their pursuer, causing them to lose 3 Impulse.</text:p>
        <text:h text:style-name="P29" text:outline-level="3">Flying Anchor</text:h>
        <text:p text:style-name="Exalted"><text:span text:style-name="T1">Cost: </text:span><text:span text:style-name="T41">2</text:span>m<text:line-break/><text:span text:style-name="T1">Type: </text:span><text:span text:style-name="T6">Supplemental</text:span><text:line-break/><text:span text:style-name="T1">Mins: </text:span>Archery 3</text:p>
        <text:p text:style-name="P12"><text:span text:style-name="T48">On </text:span><text:span text:style-name="T50">H</text:span><text:span text:style-name="T49">it,</text:span><text:span text:style-name="T6"> the target becomes pinned, </text:span><text:span text:style-name="T7">unable to move from their location for one Round.</text:span></text:p>
        <text:h text:style-name="P31" text:outline-level="3">Arrow Storm Technique</text:h>
        <text:p text:style-name="P13"><text:span text:style-name="T1">Cost: </text:span><text:span text:style-name="T40">3</text:span>m, <text:span text:style-name="T38">1</text:span>i<text:line-break/><text:span text:style-name="T1">Type: </text:span>Supplemental (Attack)<text:line-break/><text:span text:style-name="T1">Mins: </text:span>Archery 3</text:p>
        <text:p text:style-name="P13"><text:span text:style-name="T7">The Exalt buries an area with a flurry of <text:s/>arrows, </text:span><text:span text:style-name="T21">making sure that at least one will hit. Their attack targets Soak instead of DV.</text:span></text:p>
        <text:h text:style-name="P42" text:outline-level="10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8">They may now attack at Long Range, and at Melee Range for no penalty.</text:span></text:p>
        <text:p text:style-name="Exalted"/>
        <text:h text:style-name="P28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<text:span text:style-name="T23">thin wires</text:span>.</text:p>
        <text:h text:style-name="P29" text:outline-level="3">Soaring Leap</text:h>
        <text:p text:style-name="Exalted"><text:span text:style-name="T1">Cost: </text:span><text:span text:style-name="T44">2</text:span>m<text:line-break/><text:span text:style-name="T1">Type: </text:span>Reflexive<text:line-break/><text:span text:style-name="T1">Mins: </text:span>Athletics 2</text:p>
        <text:p text:style-name="P17">The Exalt increases their leaping distance, allowing them to cross chasms and scale buildings. They may effortlessly leap <text:span text:style-name="T24">a single story</text:span> in one bound, <text:span text:style-name="T66">and may continue to vault upwards if there is some surface firm enough for their force.</text:span></text:p>
        <text:p text:style-name="P17"><text:span text:style-name="T66">In addition, Exalts do not take</text:span> fall damage <text:span text:style-name="T24">from such leaps, nor from descending from all but the tallest of buildings.</text:span></text:p>
        <text:h text:style-name="P29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4">In combat, <text:span text:style-name="T65">the character can Dash without Impulse cost or DV penalty.</text:span></text:p>
        <text:p text:style-name="Exalted"/>
        <text:h text:style-name="P42" text:outline-level="10">Greater <text:s/>Charms</text:h>
        <text:h text:style-name="P29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33" text:outline-level="3"/>
        <text:p text:style-name="P16"/>
        <text:h text:style-name="P28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0">n Initiati</text:span><text:span text:style-name="T11">v</text:span><text:span text:style-name="T10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9">never suffers from the ill effects of an Ambush Round.</text:span></text:p>
        <text:p text:style-name="Exalted"/>
        <text:h text:style-name="P42" text:outline-level="10">Greater <text:s/>Charms</text:h>
        <text:h text:style-name="Heading_20_3" text:outline-level="3">Sense-Destroying Method</text:h>
        <text:p text:style-name="P5"><text:span text:style-name="T1">Cost: </text:span>6m<text:line-break/><text:span text:style-name="T1">Type: </text:span><text:span text:style-name="T34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28" text:outline-level="2">Brawl</text:h>
        <text:h text:style-name="Heading_20_3" text:outline-level="3">Ox-Stunning Blow</text:h>
        <text:p text:style-name="Exalted"><text:span text:style-name="T1">Cost:</text:span> <text:span text:style-name="T70">3</text:span>m<text:line-break/><text:span text:style-name="T1">Type: </text:span>Supplemental<text:line-break/><text:span text:style-name="T1">Mins</text:span>: Brawl 1</text:p>
        <text:p text:style-name="Exalted"><text:span text:style-name="T15">On </text:span><text:span text:style-name="T16">Hit</text:span>, remove <text:span text:style-name="T68">2</text:span><text:span text:style-name="T58"> + </text:span>(Essence) Impulse from the target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17">On Feats of Strength,</text:span> <text:s/><text:span text:style-name="T59">such as breaking through walls or destroying scenery, </text:span>add (Essence)<text:span text:style-name="T57">x2</text:span> dice.</text:p>
        <text:p text:style-name="Exalted"><text:span text:style-name="T52">Decisive Strikes</text:span><text:span text:style-name="T51"> a</text:span>gainst animate beings (such as Earth elementals and golems), add (Essence) dice to <text:span text:style-name="T53">Accuracy.</text:span></text:p>
        <text:h text:style-name="P36" text:outline-level="3">Force-Delivering Blow</text:h>
        <text:p text:style-name="P18"><text:span text:style-name="T1">Cost:</text:span> <text:span text:style-name="T67">2</text:span>m<text:line-break/><text:span text:style-name="T1">Type: </text:span>Supplemental<text:line-break/><text:span text:style-name="T1">Mins</text:span>: Brawl 2</text:p>
        <text:p text:style-name="P19">On a successful (Strength + Brawl) vs. DV Maneuver or <text:s/>Decisive Brawl Attack, knock the target back one range band.</text:p>
        <text:h text:style-name="P37" text:outline-level="3">Foe-Toppling Maneuver</text:h>
        <text:p text:style-name="P20"><text:span text:style-name="T1">Cost:</text:span> <text:span text:style-name="T69">3</text:span>m<text:line-break/><text:span text:style-name="T1">Type: </text:span>Supplemental<text:line-break/><text:span text:style-name="T1">Mins</text:span>: Brawl <text:span text:style-name="T68">3</text:span></text:p>
        <text:p text:style-name="P21"><text:span text:style-name="T67">On a successful (Strength + Brawl) vs. DV Maneuver or <text:s/>Decisive Brawl Attack, </text:span><text:span text:style-name="T68">destabilize their movements and footing, causing them to be stunned and remove </text:span><text:span text:style-name="T25">4 Dice from the </text:span><text:span text:style-name="T26">next action.</text:span></text:p>
        <text:h text:style-name="P43" text:outline-level="10">Greater Charms</text:h>
        <text:h text:style-name="P28" text:outline-level="2">Craft</text:h>
        <text:h text:style-name="Heading_20_3" text:outline-level="3">Durability-Enhancing Technique</text:h>
        <text:p text:style-name="P5"><text:span text:style-name="T1">Cost: </text:span>2m<text:line-break/><text:span text:style-name="T1">Type: </text:span><text:span text:style-name="T34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<text:span text:style-name="T29">While reinforced, the</text:span> object is no <text:span text:style-name="T78">longer</text:span> considered “mundane,” <text:s/>and <text:s/>increases the difficulty to break or otherwise destroy it by (Essence).</text:p>
        <text:h text:style-name="P40" text:outline-level="3"><text:span text:style-name="T63">Deftly Applied Tools</text:span><text:span text:style-name="T64"> </text:span></text:h>
        <text:p text:style-name="P25"><text:span text:style-name="T1">Cost: </text:span><text:span text:style-name="T46">5</text:span>m<text:line-break/><text:span text:style-name="T1">Type: </text:span><text:span text:style-name="T47">Supplemental</text:span><text:line-break/><text:span text:style-name="T1">Mins: </text:span>Craft <text:span text:style-name="T79">3</text:span></text:p>
        <text:p text:style-name="P24">All things, with the proper <text:span text:style-name="T81">study and analysis, may be approached without the need for brute force. </text:span><text:span text:style-name="T82">During Feats of Strength, such as lifting, carrying, or destroying crafted materials, they may use (Cunning + Craft) roll instead, gaining (Essence) immediate successes.</text:span>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34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<text:span text:style-name="T85">I</text:span>f this current object they are studying is in <text:span text:style-name="T86">fact</text:span> a forgery, the difficulty to recognize this fact is lowered by 1.</text:p>
        <text:h text:style-name="P38" text:outline-level="3">Crack-Mending Eye</text:h>
        <text:p text:style-name="P22"><text:span text:style-name="T1">Cost: --</text:span><text:line-break/><text:span text:style-name="T1">Type: </text:span><text:span text:style-name="T35">Permanent</text:span><text:line-break/><text:span text:style-name="T1">Mins: </text:span>Craft <text:span text:style-name="T71">3</text:span></text:p>
        <text:p text:style-name="P23"><text:span text:style-name="T27">Projects to </text:span><text:span text:style-name="T31">r</text:span><text:span text:style-name="T27">epair, </text:span><text:span text:style-name="T31">a</text:span><text:span text:style-name="T30">lter, or </text:span><text:span text:style-name="T31">d</text:span><text:span text:style-name="T30">estroy</text:span><text:span text:style-name="T27"> crafted materials </text:span><text:span text:style-name="T30">such as</text:span><text:span text:style-name="T27"> Manses, Artifacts, and other such physical goods are now 1 scale easier. I.e. Minor repairs are -3 Scale, Major -2, and Monumental -1 </text:span><text:span text:style-name="T28">against their</text:span><text:span text:style-name="T27"> base Project cost.</text:span></text:p>
        <text:h text:style-name="Heading_20_3" text:outline-level="3">Mark of the Maker</text:h>
        <text:p text:style-name="P5"><text:span text:style-name="T1">Cost: </text:span>3m<text:line-break/><text:span text:style-name="T1">Type: </text:span><text:span text:style-name="T34">Simple</text:span><text:line-break/><text:span text:style-name="T1">Mins: </text:span>Craft <text:span text:style-name="T80">3</text:span></text:p>
        <text:p text:style-name="Exalted">Glean immediate insight into the original purpose, material makeup, age, and other such information while studying a <text:span text:style-name="T75">Craft</text:span><text:span text:style-name="T76">ed</text:span> object. <text:span text:style-name="T77">Often, you are able to glance into the very emotions of the original craftsman </text:span><text:span text:style-name="T83">at the moment</text:span><text:span text:style-name="T77">, seeing it in the handiwork of their creation.</text:span></text:p>
        <text:h text:style-name="P42" text:outline-level="10">Greater Charms</text:h>
        <text:h text:style-name="Heading_20_3" text:outline-level="3">Timely Prototype</text:h>
        <text:p text:style-name="P5"><text:span text:style-name="T1">Cost: </text:span>5m<text:line-break/><text:span text:style-name="T1">Type: </text:span><text:span text:style-name="T34">Simple</text:span><text:line-break/><text:span text:style-name="T1">Mins: </text:span>Craft 4</text:p>
        <text:p text:style-name="P26">On activation of this charm, the Exalt may immediately finish a Craft Project they have in the works. <text:span text:style-name="T84">They may go up to 20 Res in debt to do so.</text:span> </text:p>
        <text:p text:style-name="P26">Th<text:span text:style-name="T32">e Obstruction roll immediately activates, and may provide </text:span><text:span text:style-name="T33">additional complications</text:span><text:span text:style-name="T32"> on the scene.</text:span></text:p>
        <text:p text:style-name="Exalted"><text:span text:style-name="T1">Permanent Effect:</text:span> On purchasing this charm, and at the start of each <text:span text:style-name="T74">S</text:span>tory, the Exalt gains an additional +15 RES, <text:span text:style-name="T72">which may only </text:span>be used only for Craft Projects.</text:p>
        <text:p text:style-name="Exalted"/>
        <text:p text:style-name="Exalted"/>
        <text:p text:style-name="Exalted"/>
        <text:h text:style-name="P46" text:outline-level="2">Deception</text:h>
        <text:h text:style-name="P46" text:outline-level="2">Integrity</text:h>
        <text:h text:style-name="P46" text:outline-level="2">Leadership</text:h>
        <text:h text:style-name="P46" text:outline-level="2">Lore</text:h>
        <text:h text:style-name="P46" text:outline-level="2">Medicine</text:h>
        <text:h text:style-name="P45" text:outline-level="2">Melee</text:h>
        <text:h text:style-name="P35" text:outline-level="3">Blow Deflecting Stance</text:h>
        <text:p text:style-name="P6">Cost: <text:span text:style-name="T39">--<text:line-break/></text:span>Type: <text:span text:style-name="T39">Permanent<text:line-break/></text:span>Mins:<text:span text:style-name="T39"> Melee 3</text:span></text:p>
        <text:p text:style-name="P10">DV may be defined as (Dexterity + Melee)/2</text:p>
        <text:h text:style-name="P46" text:outline-level="2">Navigation</text:h>
        <text:h text:style-name="P46" text:outline-level="2">Performance</text:h>
        <text:h text:style-name="P46" text:outline-level="2">Persuasion</text:h>
        <text:h text:style-name="P28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34">For non-mundane walls, they may add +(Essence) to <text:span text:style-name="T18">this Feat of Strength.</text:span></text:p>
        <text:h text:style-name="P42" text:outline-level="10">Greater Charms</text:h>
        <text:h text:style-name="P46" text:outline-level="2">Politics</text:h>
        <text:h text:style-name="P46" text:outline-level="2">Stealth</text:h>
        <text:h text:style-name="P46" text:outline-level="2">Thrown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9</text:page-number></text:p>
      </style:footer>
      <style:footer-left>
        <text:p text:style-name="MP1"><text:page-number text:select-page="current">18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2-06T10:41:51.692000000</dc:date>
    <meta:editing-cycles>163</meta:editing-cycles>
    <meta:editing-duration>PT9H42M5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19" meta:paragraph-count="136" meta:word-count="1448" meta:character-count="8735" meta:non-whitespace-character-count="7402"/>
  </office:meta>
</office:document-meta>
</file>